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
            <text:p><text:span text:style-name="T1">1 Coffee</text:span></text:p>
            <text:p>1 Phone</text:p>
            <text:p><text:span text:style-name="T1">1 MacBook</text:span></text:p>
            <text:p><text:span text:style-name="T1">1 Flash drive</text:span></text:p>
            <text:p>1 Paint brush</text:p>
            <text:p>1 Tomato sauce box</text:p>
            <text:p><text:span text:style-name="T1">1 Shut down and pack laptop</text:span></text:p>
            <text:p><text:span text:style-name="T1">1 Fridge food: cottage cheese, 2x tomato sauce, cream cheese, nuts</text:span></text:p>
            <text:p><text:span text:style-name="T1">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6">
          <table:table-cell table:style-name="ce30" office:value-type="date" office:date-value="2018-03-16" calcext:value-type="date">
            <text:p>2018-03-16</text:p>
          </table:table-cell>
          <table:table-cell table:number-columns-repeated="13"/>
          <table:table-cell office:value-type="string" calcext:value-type="string">
            <text:p>- NMD345: Two proposals DUE</text:p>
            <text:p>- NMD200: Meeting notes DUE</text:p>
          </table:table-cell>
          <table:table-cell table:number-columns-repeated="1009"/>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32">
          <table:table-cell table:style-name="ce30" office:value-type="date" office:date-value="2018-03-19" calcext:value-type="date">
            <text:p>2018-03-19</text:p>
          </table:table-cell>
          <table:table-cell table:number-columns-repeated="13"/>
          <table:table-cell office:value-type="string" calcext:value-type="string">
            <text:p>- 3PM: NMD430: DUE: Assignment 2</text:p>
            <text:p>- NMD345: Reviewed six proposals DUE</text:p>
            <text:p>- NMD206: Intent 2 DUE</text:p>
          </table:table-cell>
          <table:table-cell table:number-columns-repeated="1009"/>
        </table:table-row>
        <table:table-row table:style-name="ro27">
          <table:table-cell table:style-name="ce30" office:value-type="date" office:date-value="2018-03-20" calcext:value-type="date">
            <text:p>2018-03-20</text:p>
          </table:table-cell>
          <table:table-cell table:number-columns-repeated="14"/>
          <table:table-cell office:value-type="string" calcext:value-type="string">
            <text:p>- Revise NMD430 Assignment 1</text:p>
          </table:table-cell>
          <table:table-cell table:number-columns-repeated="1008"/>
        </table:table-row>
        <table:table-row table:style-name="ro26">
          <table:table-cell table:style-name="ce30" office:value-type="date" office:date-value="2018-03-21" calcext:value-type="date">
            <text:p>2018-03-21</text:p>
          </table:table-cell>
          <table:table-cell table:number-columns-repeated="13"/>
          <table:table-cell office:value-type="string" calcext:value-type="string">
            <text:p>- NMD430: QUIZ on readings / things presented in class</text:p>
            <text:p>- NMD200: Project 3 Reflection DUE</text:p>
          </table:table-cell>
          <table:table-cell table:number-columns-repeated="1009"/>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6"/>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5">00/00/0000</text:date>, <text:time style:data-style-name="N2" text:time-value="18:36:40.58122663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5T18:56:56.979749411</dc:date>
    <meta:creation-date>2016-09-05T22:47:24Z</meta:creation-date>
    <meta:editing-cycles>1725</meta:editing-cycles>
    <meta:editing-duration>P37DT5H27M</meta:editing-duration>
    <meta:generator>LibreOffice/5.4.2.2.0$Linux_X86_64 LibreOffice_project/40m0$Build-2</meta:generator>
    <meta:document-statistic meta:table-count="4" meta:cell-count="4453" meta:object-count="0"/>
  </office:meta>
</office:document-meta>
</file>